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Ubuntu Light'" style:font-pitch="variable" fo:font-size="14pt" style:font-size-asian="14pt" style:font-size-complex="14pt"/>
    </style:style>
    <style:style style:name="P6" style:family="paragraph">
      <style:text-properties fo:font-family="Ubuntu" style:font-pitch="variable" fo:font-size="12pt" style:font-size-asian="12pt" style:font-size-complex="12pt"/>
    </style:style>
    <style:style style:name="P7" style:family="paragraph"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1.5pt" style:font-size-asian="11.5pt" style:font-size-complex="11.5pt"/>
    </style:style>
    <style:style style:name="T6" style:family="text">
      <style:text-properties fo:font-family="'Ubuntu Light'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Ubuntu Light'" style:font-pitch="variable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Ubuntu" style:font-pitch="variable" fo:font-size="12pt" style:font-size-asian="12pt" style:font-size-complex="12pt"/>
    </style:style>
    <style:style style:name="T11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 </text:span><text:span text:style-name="T3">Function Composition and Inverse Function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It seems like we learned about this unit yesterday!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2">1 <text:s/></text:span><text:span text:style-name="T4"><text:s text:c="8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Circle all the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 table:style-name="ce1">
                <text:p text:style-name="P4"><text:span text:style-name="T2">Application</text:span></text:p>
              </table:table-cell>
              <table:table-cell table:style-name="ce5">
                <text:p><text:span text:style-name="T5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17.78cm" svg:height="1.361cm" svg:x="1.778cm" svg:y="10.668cm">
          <draw:text-box>
            <text:p><text:span text:style-name="T6">This entry contains . . .</text:span><text:span text:style-name="T6"><text:tab/></text:span><text:span text:style-name="T7">(explain what problem(s) are being used to meet the objective and goals.)</text:span></text:p>
          </draw:text-box>
        </draw:frame>
        <draw:frame draw:style-name="gr1" draw:text-style-name="P5" draw:layer="layout" svg:width="16.51cm" svg:height="1.361cm" svg:x="2.032cm" svg:y="15.911cm">
          <draw:text-box>
            <text:p><text:span text:style-name="T8">This entry shows . . .</text:span><text:span text:style-name="T8"><text:tab/></text:span><text:span text:style-name="T9">(explain how the artifact(s) in this entry shows competency of the objective and class goals circled above.</text:span></text:p>
          </draw:text-box>
        </draw:frame>
        <draw:frame draw:style-name="gr1" draw:text-style-name="P6" draw:layer="layout" svg:width="16.256cm" svg:height="1.199cm" svg:x="2.032cm" svg:y="12.7cm">
          <draw:text-box>
            <text:p text:style-name="P6"><text:span text:style-name="T10">This entry contains a lot of sample problems that are totally relevent to the project that I am working on. They demonstrate class goal x </text:span></text:p>
          </draw:text-box>
        </draw:frame>
        <draw:frame draw:style-name="gr1" draw:layer="layout" svg:width="16.51cm" svg:height="4.043cm" svg:x="2.286cm" svg:y="19.05cm">
          <draw:text-box>
            <text:p text:style-name="P7"><text:span text:style-name="T11">This reflection sheet is actually generated with a LibreOffice Impress document (similar to a PowerPoint document) that I am using as a template.</text:span></text:p>
            <text:p text:style-name="P7"><text:span text:style-name="T11"/></text:p>
            <text:p text:style-name="P7"><text:span text:style-name="T11">Once I fill in all of the necessary information, I export the document as a .png file, and I can easily include that in all of my projects' entries.</text:span></text:p>
            <text:p text:style-name="P7"><text:span text:style-name="T11"/></text:p>
            <text:p text:style-name="P7"><text:span text:style-name="T11">This makes me very efficient and neat. Mr. Frost will probably benefit from this as much as I will, because I have terrible handwrit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5T21:19:32</dc:date>
    <dc:creator>Luis Naranjo</dc:creator>
    <meta:editing-duration>PT32M11S</meta:editing-duration>
    <meta:editing-cycles>41</meta:editing-cycles>
    <meta:generator>LibreOffice/3.5$Linux_x86 LibreOffice_project/350m1$Build-2</meta:generator>
    <meta:document-statistic meta:object-count="30"/>
  </office:meta>
</office:document-meta>
</file>